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7</text:p>
      <text:p text:style-name="Normal">November<text:s/>11, 2025.<text:s/></text:p>
      <text:p text:style-name="Normal">12:00</text:p>
      <text:p text:style-name="Normal">Attendees:</text:p>
      <text:p text:style-name="Normal">Tania Reyes, Ben Crosfield<text:s/></text:p>
      <text:p text:style-name="Normal"/>
      <text:p text:style-name="Normal"><text:span text:style-name="T2">1. Agenda</text:span></text:p>
      <text:p text:style-name="Normal">- Work on individual tasks</text:p>
      <text:p text:style-name="Normal">- Update group members<text:s/>on progress</text:p>
      <text:p text:style-name="Normal">- Contact missing group member</text:p>
      <text:p text:style-name="Normal"/>
      <text:p text:style-name="P3">2. Progress Since Last Meeting</text:p>
      <text:p text:style-name="Normal">- Lucas, Tania, and Ben have<text:s/>uploaded up to task 3 on Github.</text:p>
      <text:p text:style-name="Normal">- Group members have started to work on Task 4(a)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Upload tasks 2 and 3 before next meeting on Github.</text:p>
        </text:list-item>
        <text:list-item>
          <text:p text:style-name="P6">Finish task 4(a)</text:p>
        </text:list-item>
      </text:list>
      <text:p text:style-name="Normal"/>
      <text:p text:style-name="Normal"><text:span text:style-name="T7">4. Issues to Solve</text:span></text:p>
      <text:p text:style-name="Normal">- Group members have not received any response from the fourth group member (will continue working on project as normal).</text:p>
      <text:p text:style-name="Normal"/>
      <text:p text:style-name="Normal"><text:span text:style-name="T8">5. Next Meeting</text:span></text:p>
      <text:p text:style-name="Normal">Next practical session (November<text:s/>18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10:00Z</meta:creation-date>
    <dc:date>2025-12-02T13:10:00Z</dc: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25" meta:row-count="4" meta:non-whitespace-character-count="533"/>
  </office:meta>
</office:document-meta>
</file>